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Sans" svg:font-family="LiberationSans"/>
    <style:font-face style:name="LiberationSans-Bold" svg:font-family="LiberationSans-Bol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LiberationSans" fo:font-size="12pt" fo:font-weight="normal" fo:background-color="transparent" style:font-name-asian="LiberationSans" style:font-name-complex="LiberationSans"/>
    </style:style>
    <style:style style:name="P2" style:family="paragraph" style:parent-style-name="Standard">
      <style:paragraph-properties fo:line-height="100%" fo:text-align="start" style:justify-single-word="false"/>
      <style:text-properties style:use-window-font-color="true" style:font-name="LiberationSans" fo:font-size="12pt" fo:font-weight="normal" fo:background-color="transparent" style:font-name-asian="LiberationSans" style:font-name-complex="LiberationSans"/>
    </style:style>
    <style:style style:name="P3" style:family="paragraph" style:parent-style-name="Standard">
      <style:paragraph-properties fo:line-height="100%" fo:text-align="start" style:justify-single-word="false"/>
      <style:text-properties style:use-window-font-color="true" style:font-name="LiberationSans" fo:font-size="11pt" fo:font-weight="normal" fo:background-color="transparent" style:font-name-asian="LiberationSans" style:font-size-asian="11pt" style:font-name-complex="LiberationSans" style:font-size-complex="11pt"/>
    </style:style>
    <style:style style:name="P4" style:family="paragraph" style:parent-style-name="Standard">
      <style:paragraph-properties fo:line-height="100%" fo:text-align="start" style:justify-single-word="false"/>
      <style:text-properties fo:font-size="11pt" style:font-size-asian="11pt" style:font-size-complex="11pt"/>
    </style:style>
    <style:style style:name="T1" style:family="text">
      <style:text-properties style:use-window-font-color="true" style:font-name="LiberationSans" fo:font-size="12pt" fo:font-weight="normal" fo:background-color="transparent" loext:char-shading-value="0" style:font-name-asian="LiberationSans" style:font-name-complex="LiberationSans"/>
    </style:style>
    <style:style style:name="T2" style:family="text">
      <style:text-properties style:use-window-font-color="true" style:font-name="LiberationSans" fo:font-weight="normal" fo:background-color="transparent" loext:char-shading-value="0" style:font-name-asian="LiberationSans" style:font-name-complex="LiberationSans"/>
    </style:style>
    <style:style style:name="T3" style:family="text">
      <style:text-properties style:use-window-font-color="true" style:font-name="LiberationSans" style:text-underline-style="solid" style:text-underline-width="auto" style:text-underline-color="font-color" fo:font-weight="normal" fo:background-color="transparent" loext:char-shading-value="0" style:font-name-asian="LiberationSans" style:font-name-complex="LiberationSans"/>
    </style:style>
    <style:style style:name="T4" style:family="text">
      <style:text-properties style:use-window-font-color="true" style:font-name="LiberationSans-Bold" fo:font-size="12pt" fo:font-weight="bold" fo:background-color="transparent" loext:char-shading-value="0" style:font-name-asian="LiberationSans-Bold" style:font-name-complex="LiberationSans-Bold"/>
    </style:style>
    <style:style style:name="T5" style:family="text">
      <style:text-properties style:use-window-font-color="true" style:font-name="LiberationSans-Bold" fo:font-size="12pt" fo:font-weight="bold" fo:background-color="transparent" loext:char-shading-value="0" style:font-name-asian="LiberationSans-Bold" style:font-size-asian="12pt" style:font-name-complex="LiberationSans-Bold" style:font-size-complex="12pt"/>
    </style:style>
    <style:style style:name="T6" style:family="text">
      <style:text-properties style:use-window-font-color="true" style:font-name="LiberationSans-Bold" fo:font-weight="bold" fo:background-color="transparent" loext:char-shading-value="0" style:font-name-asian="LiberationSans-Bold" style:font-name-complex="LiberationSans-Bold"/>
    </style:style>
    <style:style style:name="T7"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 siguiente base de datos está pensada para almacenar la información necesaria para gestionar la venta automática de entradas para diferentes espectáculos desde múltiples puntos de venta, como pueden ser oficinas bancarias, terminales tipo Servicaixa, o las mismas taquillas de teatros u otros recintos.</text:p>
      <text:p text:style-name="P1"/>
      <text:p text:style-name="P1"/>
      <text:p text:style-name="P4"><text:span text:style-name="T5">ESPECTACULOS</text:span><text:span text:style-name="T6"> </text:span><text:span text:style-name="T2">(</text:span><text:span text:style-name="T3">COD_ESPECTACULO</text:span><text:span text:style-name="T2">, NOMBRE, TIPO, FECHA_INICIAL,</text:span></text:p>
      <text:p text:style-name="P3">FECHA_FINAL, INTERPRETE, COD_RECINTO)</text:p>
      <text:p text:style-name="P3"/>
      <text:p text:style-name="P4"><text:span text:style-name="T5">PRECIOS_ESPECTACULOS</text:span><text:span text:style-name="T6"> </text:span><text:span text:style-name="T2">(</text:span><text:span text:style-name="T3">COD_ESPECTACULO</text:span><text:span text:style-name="T2">, </text:span><text:span text:style-name="T3">COD_RECINTO</text:span><text:span text:style-name="T2">, ZONA,</text:span></text:p>
      <text:p text:style-name="P3">PRECIO)</text:p>
      <text:p text:style-name="P3"/>
      <text:p text:style-name="P4"><text:span text:style-name="T5">RECINTOS</text:span><text:span text:style-name="T6"> </text:span><text:span text:style-name="T2">(</text:span><text:span text:style-name="T3">COD_RECINTO</text:span><text:span text:style-name="T2">, NOMBRE, DIRECCION, CIUDAD, TELEFONO,</text:span></text:p>
      <text:p text:style-name="P3">HORARIO)</text:p>
      <text:p text:style-name="P3"/>
      <text:p text:style-name="P4"><text:span text:style-name="T5">ZONAS_RECINTOS</text:span><text:span text:style-name="T6"> </text:span><text:span text:style-name="T2">(</text:span><text:span text:style-name="T3">COD_RECINTO</text:span><text:span text:style-name="T2">, ZONA, CAPACIDAD)</text:span></text:p>
      <text:p text:style-name="P4"><text:span text:style-name="T2"/></text:p>
      <text:p text:style-name="P4"><text:span text:style-name="T5">ASIENTOS</text:span><text:span text:style-name="T6"> </text:span><text:span text:style-name="T2">(</text:span><text:span text:style-name="T3">COD_RECINTO</text:span><text:span text:style-name="T2">, ZONA, FILA, </text:span><text:span text:style-name="T3">NUMERO</text:span><text:span text:style-name="T2">)</text:span></text:p>
      <text:p text:style-name="P4"><text:span text:style-name="T2"/></text:p>
      <text:p text:style-name="P4"><text:span text:style-name="T5">REPRESENTACIONES</text:span><text:span text:style-name="T6"> </text:span><text:span text:style-name="T2">(</text:span><text:span text:style-name="T3">COD_ESPECTACULO</text:span><text:span text:style-name="T2">, </text:span><text:span text:style-name="T3">FECHA</text:span><text:span text:style-name="T2">, </text:span><text:span text:style-name="T3">HORA</text:span><text:span text:style-name="T2">)</text:span></text:p>
      <text:p text:style-name="P4"><text:span text:style-name="T2"/></text:p>
      <text:p text:style-name="P4"><text:span text:style-name="T5">ENTRADAS</text:span><text:span text:style-name="T6"> </text:span><text:span text:style-name="T2">(</text:span><text:span text:style-name="T3">COD_ESPECTACULO</text:span><text:span text:style-name="T2">, </text:span><text:span text:style-name="T3">FECHA</text:span><text:span text:style-name="T2">, </text:span><text:span text:style-name="T3">HORA</text:span><text:span text:style-name="T2">, COD_RECINTO, FILA,</text:span></text:p>
      <text:p text:style-name="P3"><text:span text:style-name="T7">NUMERO</text:span>, ZONA, DNI_CLIENTE)</text:p>
      <text:p text:style-name="P3"/>
      <text:p text:style-name="P4"><text:span text:style-name="T5">ESPECTADORES</text:span><text:span text:style-name="T6"> </text:span><text:span text:style-name="T2">(</text:span><text:span text:style-name="T3">DNI_CLIENTE</text:span><text:span text:style-name="T2">, NOMBRE, DIRECCION, TELEFONO, CIUDAD,</text:span></text:p>
      <text:p text:style-name="P3">NTARJETA)</text:p>
      <text:p text:style-name="P1"/>
      <text:p text:style-name="P1"/>
      <text:p text:style-name="P3">Se pide:</text:p>
      <text:p text:style-name="P3">1. Establecer las claves primarias de cada una de las tablas y las restricciones de integridad referencial existentes entre las mismas.</text:p>
      <text:p text:style-name="P3">2. Crear las sentencias SQL que nos permiten crear las tablas anteriores y sus resticc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Sans" svg:font-family="LiberationSans"/>
    <style:font-face style:name="LiberationSans-Bold" svg:font-family="LiberationSans-Bol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date>2021-11-19T10:58:50.998000000</dc:date>
    <meta:editing-duration>PT9M54S</meta:editing-duration>
    <meta:editing-cycles>1</meta:editing-cycles>
    <meta:document-statistic meta:table-count="0" meta:image-count="0" meta:object-count="0" meta:page-count="1" meta:paragraph-count="17" meta:word-count="131" meta:character-count="1056" meta:non-whitespace-character-count="942"/>
  </office:meta>
</office:document-meta>
</file>